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fina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 correct</text:p>
          </table:table-cell>
          <table:table-cell office:value-type="string" calcext:value-type="string">
            <text:p>num wrong</text:p>
          </table:table-cell>
          <table:table-cell office:value-type="string" calcext:value-type="string">
            <text:p>percent right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hidden neuron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percentage" office:value="0.904411764705882" calcext:value-type="percentage">
            <text:p>90.44%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percentage" office:value="0.897058823529412" calcext:value-type="percentage">
            <text:p>89.71%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percentage" office:value="0.897058823529412" calcext:value-type="percentage">
            <text:p>89.71%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percentage" office:value="0.897058823529412" calcext:value-type="percentage">
            <text:p>89.71%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89705882352941" calcext:value-type="percentage">
            <text:p>88.97%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89705882352941" calcext:value-type="percentage">
            <text:p>88.97%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percentage" office:value="0.889705882352941" calcext:value-type="percentage">
            <text:p>88.97%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percentage" office:value="0.882352941176471" calcext:value-type="percentage">
            <text:p>88.24%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percentage" office:value="0.875" calcext:value-type="percentage">
            <text:p>87.50%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percentage" office:value="0.867647058823529" calcext:value-type="percentage">
            <text:p>86.76%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percentage" office:value="0.860294117647059" calcext:value-type="percentage">
            <text:p>86.03%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percentage" office:value="0.764705882352941" calcext:value-type="percentage">
            <text:p>76.47%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percentage" office:value="0.742647058823529" calcext:value-type="percentage">
            <text:p>74.26%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percentage" office:value="0.735294117647059" calcext:value-type="percentage">
            <text:p>73.53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percentage" office:value="0.727941176470588" calcext:value-type="percentage">
            <text:p>72.79%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percentage" office:value="0.720588235294118" calcext:value-type="percentage">
            <text:p>72.06%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percentage" office:value="0.720588235294118" calcext:value-type="percentage">
            <text:p>72.06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2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inal_output.A1:final_output.E32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10:17:44.563832630</dc:date>
    <meta:editing-duration>PT46S</meta:editing-duration>
    <meta:editing-cycles>1</meta:editing-cycles>
    <meta:document-statistic meta:table-count="1" meta:cell-count="1625" meta:object-count="0"/>
    <meta:generator>LibreOffice/5.0.2.2$Linux_X86_64 LibreOffice_project/00m0$Build-2</meta:generator>
  </office:meta>
</office:document-meta>
</file>